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737dda3000" style:family="table" style:master-page-name="ta-mp-0x7f737dda3000">
      <style:table-properties table:display="true" style:writing-mode="lr-tb"/>
    </style:style>
    <style:style style:name="ta-0x7f737dda31f0" style:family="table" style:master-page-name="ta-mp-0x7f737dda31f0">
      <style:table-properties table:display="true" style:writing-mode="lr-tb"/>
    </style:style>
    <style:style style:name="ta-0x7f737dda33e0" style:family="table" style:master-page-name="ta-mp-0x7f737dda33e0">
      <style:table-properties table:display="true" style:writing-mode="lr-tb"/>
    </style:style>
    <style:style style:name="ta-0x7f737dda35d0" style:family="table" style:master-page-name="ta-mp-0x7f737dda35d0">
      <style:table-properties table:display="true" style:writing-mode="lr-tb"/>
    </style:style>
    <style:style style:name="ta-0x7f737dda37c0" style:family="table" style:master-page-name="ta-mp-0x7f737dda37c0">
      <style:table-properties table:display="true" style:writing-mode="lr-tb"/>
    </style:style>
    <style:style style:name="ta-0x7f737dda39b0" style:family="table" style:master-page-name="ta-mp-0x7f737dda39b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737dd7e70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37dd7e95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37dd7e5e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37dd7fab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37dd7e2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37dd80c0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37dd8089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37dd7e3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37dd80d30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37dd8051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37dd7f4e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37dd80e5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37dd7f17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737dd7f9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737dd7f29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37dd7eba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37dd7f3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37dd7e4b8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37dd7ecd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37dd7ea8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37dd80f8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37dd810a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737dd811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737dd7f04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37dd7f86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37dd7e8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37dd7f738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37dd7f61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37dd803f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37dd7fe2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37dd801a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737dd7ed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737dd8007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37dd7fd0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37dd7fb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37dd7ff50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37dd8076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37dd7ef2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37dd80ae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37dd809b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737dd806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737dd812f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37dd8142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37dd802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37dd81548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37dd8167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37dd8179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37dd818c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37dd819e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737dd81b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OL-1" style:family="table-column">
      <style:table-column-properties style:column-width="219.00pt" style:use-optimal-column-width="true"/>
    </style:style>
    <style:style style:name="ACOL-2" style:family="table-column"/>
    <style:style style:name="ACOL-3" style:family="table-column">
      <style:table-column-properties style:column-width="189.75pt" style:use-optimal-column-width="false"/>
    </style:style>
    <style:style style:name="ACOL-4" style:family="table-column">
      <style:table-column-properties style:column-width="190.50pt" style:use-optimal-column-width="true"/>
    </style:style>
    <style:style style:name="ACOL-5" style:family="table-column">
      <style:table-column-properties style:column-width="124.50pt" style:use-optimal-column-width="false"/>
    </style:style>
    <style:style style:name="ACOL-6" style:family="table-column">
      <style:table-column-properties style:column-width="48.75pt" style:use-optimal-column-width="true"/>
    </style:style>
    <style:style style:name="ACOL-7" style:family="table-column">
      <style:table-column-properties style:column-width="81.00pt" style:use-optimal-column-width="true"/>
    </style:style>
    <style:style style:name="ACOL-8" style:family="table-column">
      <style:table-column-properties style:column-width="120.75pt" style:use-optimal-column-width="true"/>
    </style:style>
    <style:style style:name="ACOL-9" style:family="table-column">
      <style:table-column-properties style:column-width="151.50pt" style:use-optimal-column-width="true"/>
    </style:style>
    <style:style style:name="ACOL-10" style:family="table-column">
      <style:table-column-properties style:column-width="54.00pt" style:use-optimal-column-width="true"/>
    </style:style>
    <style:style style:name="ACOL-11" style:family="table-column">
      <style:table-column-properties style:column-width="64.50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737dda300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737dd7e70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737dd7e958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737dd7e5e0" office:value-type="string">
            <text:p>appLogin</text:p>
          </table:table-cell>
          <table:table-cell table:number-columns-repeated="127" table:style-name="Gnumeric-default"/>
        </table:table-row>
        <table:table-row table:style-name="AROW-2">
          <table:table-cell table:style-name="ACE-0x7f737dd7e5e0" office:value-type="string">
            <text:p>mobileAppReOrderCancellationFunctionality</text:p>
          </table:table-cell>
          <table:table-cell table:number-columns-repeated="127" table:style-name="Gnumeric-default"/>
        </table:table-row>
        <table:table-row table:style-name="AROW-2">
          <table:table-cell table:style-name="ACE-0x7f737dd7fab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2">
          <table:table-cell table:number-columns-repeated="128"/>
        </table:table-row>
        <table:table-row table:style-name="AROW-0" table:number-rows-repeated="3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18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1_TestData" table:style-name="ta-0x7f737dda31f0" table:print="false">
        <office:forms form:automatic-focus="false" form:apply-design-mode="false">
          <form:form/>
        </office:forms>
        <table:table-column table:default-cell-style-name="ACE-0x7f737dd7e390" table:style-name="ACOL-3"/>
        <table:table-column table:default-cell-style-name="ACE-0x7f737dd7f4e8" table:style-name="ACOL-4"/>
        <table:table-column table:default-cell-style-name="ACE-0x7f737dd7e390" table:style-name="ACOL-5"/>
        <table:table-column table:default-cell-style-name="ACE-0x7f737dd7e390" table:style-name="ACOL-6"/>
        <table:table-column table:default-cell-style-name="ACE-0x7f737dd7e390" table:style-name="ACOL-7"/>
        <table:table-column table:default-cell-style-name="ACE-0x7f737dd7e390" table:style-name="ACOL-8"/>
        <table:table-column table:default-cell-style-name="ACE-0x7f737dd7e390" table:style-name="ACOL-9"/>
        <table:table-column table:default-cell-style-name="ACE-0x7f737dd7e390" table:style-name="ACOL-10"/>
        <table:table-column table:default-cell-style-name="ACE-0x7f737dd7e390" table:style-name="ACOL-11"/>
        <table:table-column table:default-cell-style-name="ACE-0x7f737dd7e390" table:style-name="ACOL-0" table:number-columns-repeated="119"/>
        <table:table-row table:style-name="AROW-2">
          <table:table-cell table:style-name="ACE-0x7f737dd80c08" office:value-type="string">
            <text:p>EmailID</text:p>
          </table:table-cell>
          <table:table-cell table:style-name="ACE-0x7f737dd80d30" office:value-type="string">
            <text:p>Password</text:p>
          </table:table-cell>
          <table:table-cell table:style-name="ACE-0x7f737dd80e58" office:value-type="string">
            <text:p>Cancellation Reason</text:p>
          </table:table-cell>
          <table:table-cell table:number-columns-repeated="125" table:style-name="ACE-0x7f737dd7e390"/>
        </table:table-row>
        <table:table-row table:style-name="AROW-2">
          <table:table-cell table:style-name="ACE-0x7f737dd80890" office:value-type="string">
            <text:p>arshad.reza@crestechglobal.com</text:p>
          </table:table-cell>
          <table:table-cell table:style-name="ACE-0x7f737dd80518" office:value-type="float" office:value="123456">
            <text:p>123456</text:p>
          </table:table-cell>
          <table:table-cell table:style-name="ACE-0x7f737dd7f170" office:value-type="string">
            <text:p>No Longer Need It</text:p>
          </table:table-cell>
          <table:table-cell table:style-name="ACE-0x7f737dd7f988"/>
          <table:table-cell table:number-columns-repeated="124" table:style-name="ACE-0x7f737dd7e390"/>
        </table:table-row>
        <table:table-row table:style-name="AROW-4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1_TestData'.$A$1"/>
          <table:named-expression table:name="Sheet_Title" table:expression="of:=&quot;MQA1_TestData&quot;" table:base-cell-address="$'MQA1_TestData'.$A$1"/>
        </table:named-expressions>
        <gnm:selections gnm:cursor-col="0" gnm:cursor-row="0">
          <gnm:selection gnm:start-col="0" gnm:start-row="0" gnm:end-col="2" gnm:end-row="0"/>
        </gnm:selections>
      </table:table>
      <table:table table:name="MQA2_TestData" table:style-name="ta-0x7f737dda33e0" table:print="false">
        <office:forms form:automatic-focus="false" form:apply-design-mode="false">
          <form:form/>
        </office:forms>
        <table:table-column table:default-cell-style-name="ACE-0x7f737dd7f3c0" table:style-name="ACOL-3"/>
        <table:table-column table:default-cell-style-name="ACE-0x7f737dd7ea80" table:style-name="ACOL-4"/>
        <table:table-column table:default-cell-style-name="ACE-0x7f737dd7f3c0" table:style-name="ACOL-5"/>
        <table:table-column table:default-cell-style-name="ACE-0x7f737dd7f3c0" table:style-name="ACOL-6"/>
        <table:table-column table:default-cell-style-name="ACE-0x7f737dd7f3c0" table:style-name="ACOL-7"/>
        <table:table-column table:default-cell-style-name="ACE-0x7f737dd7f3c0" table:style-name="ACOL-8"/>
        <table:table-column table:default-cell-style-name="ACE-0x7f737dd7f3c0" table:style-name="ACOL-9"/>
        <table:table-column table:default-cell-style-name="ACE-0x7f737dd7f3c0" table:style-name="ACOL-10"/>
        <table:table-column table:default-cell-style-name="ACE-0x7f737dd7f3c0" table:style-name="ACOL-11"/>
        <table:table-column table:default-cell-style-name="ACE-0x7f737dd7f3c0" table:style-name="ACOL-0" table:number-columns-repeated="119"/>
        <table:table-row table:style-name="AROW-2">
          <table:table-cell table:style-name="ACE-0x7f737dd7f298" office:value-type="string">
            <text:p>EmailID</text:p>
          </table:table-cell>
          <table:table-cell table:style-name="ACE-0x7f737dd7e4b8" office:value-type="string">
            <text:p>Password</text:p>
          </table:table-cell>
          <table:table-cell table:style-name="ACE-0x7f737dd80f80" office:value-type="string">
            <text:p>Cancellation Reason</text:p>
          </table:table-cell>
          <table:table-cell table:number-columns-repeated="125" table:style-name="ACE-0x7f737dd7f3c0"/>
        </table:table-row>
        <table:table-row table:style-name="AROW-2">
          <table:table-cell table:style-name="ACE-0x7f737dd7eba8" office:value-type="string">
            <text:p>arshad.reza@crestechglobal.com</text:p>
          </table:table-cell>
          <table:table-cell table:style-name="ACE-0x7f737dd7ecd0" office:value-type="float" office:value="123456">
            <text:p>123456</text:p>
          </table:table-cell>
          <table:table-cell table:style-name="ACE-0x7f737dd810a8" office:value-type="string">
            <text:p>No Longer Need It</text:p>
          </table:table-cell>
          <table:table-cell table:style-name="ACE-0x7f737dd811d0"/>
          <table:table-cell table:number-columns-repeated="124" table:style-name="ACE-0x7f737dd7f3c0"/>
        </table:table-row>
        <table:table-row table:style-name="AROW-4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2_TestData'.$A$1"/>
          <table:named-expression table:name="Sheet_Title" table:expression="of:=&quot;MQA2_TestData&quot;" table:base-cell-address="$'M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3_TestData" table:style-name="ta-0x7f737dda35d0" table:print="false">
        <office:forms form:automatic-focus="false" form:apply-design-mode="false">
          <form:form/>
        </office:forms>
        <table:table-column table:default-cell-style-name="ACE-0x7f737dd7e830" table:style-name="ACOL-3"/>
        <table:table-column table:default-cell-style-name="ACE-0x7f737dd803f0" table:style-name="ACOL-4"/>
        <table:table-column table:default-cell-style-name="ACE-0x7f737dd7e830" table:style-name="ACOL-5"/>
        <table:table-column table:default-cell-style-name="ACE-0x7f737dd7e830" table:style-name="ACOL-6"/>
        <table:table-column table:default-cell-style-name="ACE-0x7f737dd7e830" table:style-name="ACOL-7"/>
        <table:table-column table:default-cell-style-name="ACE-0x7f737dd7e830" table:style-name="ACOL-8"/>
        <table:table-column table:default-cell-style-name="ACE-0x7f737dd7e830" table:style-name="ACOL-9"/>
        <table:table-column table:default-cell-style-name="ACE-0x7f737dd7e830" table:style-name="ACOL-10"/>
        <table:table-column table:default-cell-style-name="ACE-0x7f737dd7e830" table:style-name="ACOL-11"/>
        <table:table-column table:default-cell-style-name="ACE-0x7f737dd7e830" table:style-name="ACOL-0" table:number-columns-repeated="119"/>
        <table:table-row table:style-name="AROW-2">
          <table:table-cell table:style-name="ACE-0x7f737dd7f048" office:value-type="string">
            <text:p>EmailID</text:p>
          </table:table-cell>
          <table:table-cell table:style-name="ACE-0x7f737dd7f738" office:value-type="string">
            <text:p>Password</text:p>
          </table:table-cell>
          <table:table-cell table:style-name="ACE-0x7f737dd7fe28" office:value-type="string">
            <text:p>Cancellation Reason</text:p>
          </table:table-cell>
          <table:table-cell table:number-columns-repeated="125" table:style-name="ACE-0x7f737dd7e830"/>
        </table:table-row>
        <table:table-row table:style-name="AROW-2">
          <table:table-cell table:style-name="ACE-0x7f737dd7f860" office:value-type="string">
            <text:p>arshad.reza@crestechglobal.com</text:p>
          </table:table-cell>
          <table:table-cell table:style-name="ACE-0x7f737dd7f610" office:value-type="float" office:value="123456">
            <text:p>123456</text:p>
          </table:table-cell>
          <table:table-cell table:style-name="ACE-0x7f737dd801a0" office:value-type="string">
            <text:p>No Longer Need It</text:p>
          </table:table-cell>
          <table:table-cell table:style-name="ACE-0x7f737dd7edf8"/>
          <table:table-cell table:number-columns-repeated="124" table:style-name="ACE-0x7f737dd7e830"/>
        </table:table-row>
        <table:table-row table:style-name="AROW-4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3_TestData'.$A$1"/>
          <table:named-expression table:name="Sheet_Title" table:expression="of:=&quot;MQA3_TestData&quot;" table:base-cell-address="$'M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4_TestData" table:style-name="ta-0x7f737dda37c0" table:print="false">
        <office:forms form:automatic-focus="false" form:apply-design-mode="false">
          <form:form/>
        </office:forms>
        <table:table-column table:default-cell-style-name="ACE-0x7f737dd7fbd8" table:style-name="ACOL-3"/>
        <table:table-column table:default-cell-style-name="ACE-0x7f737dd7ef20" table:style-name="ACOL-4"/>
        <table:table-column table:default-cell-style-name="ACE-0x7f737dd7fbd8" table:style-name="ACOL-5"/>
        <table:table-column table:default-cell-style-name="ACE-0x7f737dd7fbd8" table:style-name="ACOL-6"/>
        <table:table-column table:default-cell-style-name="ACE-0x7f737dd7fbd8" table:style-name="ACOL-7"/>
        <table:table-column table:default-cell-style-name="ACE-0x7f737dd7fbd8" table:style-name="ACOL-8"/>
        <table:table-column table:default-cell-style-name="ACE-0x7f737dd7fbd8" table:style-name="ACOL-9"/>
        <table:table-column table:default-cell-style-name="ACE-0x7f737dd7fbd8" table:style-name="ACOL-10"/>
        <table:table-column table:default-cell-style-name="ACE-0x7f737dd7fbd8" table:style-name="ACOL-11"/>
        <table:table-column table:default-cell-style-name="ACE-0x7f737dd7fbd8" table:style-name="ACOL-0" table:number-columns-repeated="119"/>
        <table:table-row table:style-name="AROW-2">
          <table:table-cell table:style-name="ACE-0x7f737dd80078" office:value-type="string">
            <text:p>EmailID</text:p>
          </table:table-cell>
          <table:table-cell table:style-name="ACE-0x7f737dd7ff50" office:value-type="string">
            <text:p>Password</text:p>
          </table:table-cell>
          <table:table-cell table:style-name="ACE-0x7f737dd80ae0" office:value-type="string">
            <text:p>Cancellation Reason</text:p>
          </table:table-cell>
          <table:table-cell table:number-columns-repeated="125" table:style-name="ACE-0x7f737dd7fbd8"/>
        </table:table-row>
        <table:table-row table:style-name="AROW-2">
          <table:table-cell table:style-name="ACE-0x7f737dd7fd00" office:value-type="string">
            <text:p>arshad.reza@crestechglobal.com</text:p>
          </table:table-cell>
          <table:table-cell table:style-name="ACE-0x7f737dd80768" office:value-type="float" office:value="123456">
            <text:p>123456</text:p>
          </table:table-cell>
          <table:table-cell table:style-name="ACE-0x7f737dd809b8" office:value-type="string">
            <text:p>No Longer Need It</text:p>
          </table:table-cell>
          <table:table-cell table:style-name="ACE-0x7f737dd80640"/>
          <table:table-cell table:number-columns-repeated="124" table:style-name="ACE-0x7f737dd7fbd8"/>
        </table:table-row>
        <table:table-row table:style-name="AROW-4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4_TestData'.$A$1"/>
          <table:named-expression table:name="Sheet_Title" table:expression="of:=&quot;MQA4_TestData&quot;" table:base-cell-address="$'M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5_TestData" table:style-name="ta-0x7f737dda39b0" table:print="false">
        <office:forms form:automatic-focus="false" form:apply-design-mode="false">
          <form:form/>
        </office:forms>
        <table:table-column table:default-cell-style-name="ACE-0x7f737dd802c8" table:style-name="ACOL-3"/>
        <table:table-column table:default-cell-style-name="ACE-0x7f737dd81798" table:style-name="ACOL-4"/>
        <table:table-column table:default-cell-style-name="ACE-0x7f737dd802c8" table:style-name="ACOL-5"/>
        <table:table-column table:default-cell-style-name="ACE-0x7f737dd802c8" table:style-name="ACOL-6"/>
        <table:table-column table:default-cell-style-name="ACE-0x7f737dd802c8" table:style-name="ACOL-7"/>
        <table:table-column table:default-cell-style-name="ACE-0x7f737dd802c8" table:style-name="ACOL-8"/>
        <table:table-column table:default-cell-style-name="ACE-0x7f737dd802c8" table:style-name="ACOL-9"/>
        <table:table-column table:default-cell-style-name="ACE-0x7f737dd802c8" table:style-name="ACOL-10"/>
        <table:table-column table:default-cell-style-name="ACE-0x7f737dd802c8" table:style-name="ACOL-11"/>
        <table:table-column table:default-cell-style-name="ACE-0x7f737dd802c8" table:style-name="ACOL-0" table:number-columns-repeated="119"/>
        <table:table-row table:style-name="AROW-2">
          <table:table-cell table:style-name="ACE-0x7f737dd812f8" office:value-type="string">
            <text:p>EmailID</text:p>
          </table:table-cell>
          <table:table-cell table:style-name="ACE-0x7f737dd81548" office:value-type="string">
            <text:p>Password</text:p>
          </table:table-cell>
          <table:table-cell table:style-name="ACE-0x7f737dd818c0" office:value-type="string">
            <text:p>Cancellation Reason</text:p>
          </table:table-cell>
          <table:table-cell table:number-columns-repeated="125" table:style-name="ACE-0x7f737dd802c8"/>
        </table:table-row>
        <table:table-row table:style-name="AROW-2">
          <table:table-cell table:style-name="ACE-0x7f737dd81420" office:value-type="string">
            <text:p>arshad.reza@crestechglobal.com</text:p>
          </table:table-cell>
          <table:table-cell table:style-name="ACE-0x7f737dd81670" office:value-type="float" office:value="123456">
            <text:p>123456</text:p>
          </table:table-cell>
          <table:table-cell table:style-name="ACE-0x7f737dd819e8" office:value-type="string">
            <text:p>No Longer Need It</text:p>
          </table:table-cell>
          <table:table-cell table:style-name="ACE-0x7f737dd81b10"/>
          <table:table-cell table:number-columns-repeated="124" table:style-name="ACE-0x7f737dd802c8"/>
        </table:table-row>
        <table:table-row table:style-name="AROW-4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5_TestData'.$A$1"/>
          <table:named-expression table:name="Sheet_Title" table:expression="of:=&quot;MQA5_TestData&quot;" table:base-cell-address="$'M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text-style style:name="ND.0">
      <number:text-content/>
    </number:text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737dd76c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37dc4a0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37e3f97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37e474c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37e4e9e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37e4c568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737dda3000" style:display-name="TestCase" style:page-layout-name="pl-0x7f737dd76c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37dda31f0" style:display-name="MQA1_TestData" style:page-layout-name="pl-0x7f737dc4a0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37dda33e0" style:display-name="MQA2_TestData" style:page-layout-name="pl-0x7f737e3f97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37dda35d0" style:display-name="MQA3_TestData" style:page-layout-name="pl-0x7f737e474c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37dda37c0" style:display-name="MQA4_TestData" style:page-layout-name="pl-0x7f737e4e9e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37dda39b0" style:display-name="MQA5_TestData" style:page-layout-name="pl-0x7f737e4c56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4T05:05:28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